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INPro-CondensedMedium" svg:font-family="DINPro-CondensedMedium, serif"/>
    <style:font-face style:name="DejaVu Sans" svg:font-family="'DejaVu Sans'" style:font-family-generic="system" style:font-pitch="variable"/>
    <style:font-face style:name="GoogleSans-Regular" svg:font-family="GoogleSans-Regular, serif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f4f4f" loext:opacity="100%" style:font-name="GoogleSans-Regular" fo:font-size="14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f4f4f" loext:opacity="100%" style:font-name="GoogleSans-Regular" fo:font-size="14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f4f4f" loext:opacity="100%" style:font-name="GoogleSans-Regular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f4f4f" loext:opacity="100%" style:font-name="DINPro-CondensedMedium" fo:font-size="14.25pt" fo:letter-spacing="0.0102in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oogleSans-Regular" fo:font-size="30pt" fo:letter-spacing="normal" fo:font-style="normal" fo:font-weight="normal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2f4f4f" loext:opacity="100%" style:font-name="DINPro-CondensedMedium" fo:font-size="14.25pt" fo:letter-spacing="0.0102in" fo:font-style="normal" fo:font-weight="normal"/>
    </style:style>
    <style:style style:name="T2" style:family="text">
      <style:text-properties fo:font-variant="normal" fo:text-transform="none" fo:color="#2f4f4f" loext:opacity="100%" style:font-name="GoogleSans-Regular" fo:letter-spacing="normal" fo:font-style="normal" fo:font-weight="normal"/>
    </style:style>
    <style:style style:name="T3" style:family="text">
      <style:text-properties fo:font-variant="normal" fo:text-transform="none" fo:color="#2f4f4f" loext:opacity="100%" style:font-name="GoogleSans-Regular" fo:letter-spacing="0.0102in" fo:font-style="normal" fo:font-weight="normal"/>
    </style:style>
    <style:style style:name="T4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141_363842613"/>ТРАУЛЕР 48М/TRAWLER 48M </text:p>
      <text:p text:style-name="P3"><text:span text:style-name="T4">TRAWLER</text:span> vessel equipped as a fresh fish trawler with a registration length under 45m capable of fishing with three bottom trawls simultaneously, equipped with 4 trawl winches. The hull is designed with the <text:span text:style-name="T4">Enduro™ Bow</text:span> bulbous bow shape providing various behavioural benefits from the design, including increased comfort for a crew upto 16 persons. The processing deck is a completely open space with no support pillars.</text:p>
      <text:p text:style-name="P3"/>
      <text:p text:style-name="P4">Fish processing area with an area of 285m² for the primary processing of the catch.</text:p>
      <text:p text:style-name="P4">Fish hold capacity ~ 630 m³.</text:p>
      <text:p text:style-name="P4"/>
      <text:p text:style-name="P4"><text:span text:style-name="T4">Fish species:</text:span> cod, pollock, haddock, flatfish, red fish, herring, mackerel, squid, shrimps and other types of fish.</text:p>
      <text:p text:style-name="P4"/>
      <text:p text:style-name="P4"><text:span text:style-name="T4">Methods and types of processing:</text:span> gutting and cooling of fish for further processing onshore.</text:p>
      <text:p text:style-name="P4"/>
      <text:p text:style-name="P2">Судно <text:span text:style-name="T4">ТРАУЛЕР</text:span> оборудовано как траулер для свежей рыбы с регистровой длиной до 45 м, способный вести лов тремя донными тралами одновременно, оборудовано 4 траловыми лебедками. Корпус выполнен в форме <text:span text:style-name="T4">Enduro™ Bow</text:span>, обеспечивая различные преимущества конструкции, включая повышенный комфорт для экипажа из 16 человек. Зона рыбопереработки представляет собой полностью открытое пространство без опорных пиллерсов.</text:p>
      <text:p text:style-name="P2"/>
      <text:p text:style-name="P4">Зона рыбопереработки площадью 285м² для первичной обработки улова.</text:p>
      <text:p text:style-name="P4">Вместимость трюма ~ 630м³.</text:p>
      <text:p text:style-name="P4"/>
      <text:p text:style-name="P4"><text:span text:style-name="T4">Видами промысловых рыб являются:</text:span> треска, минтай, пикша, камбала, окунь, сельдь, скумбрия, кальмар, креветка и другие виды рыб.</text:p>
      <text:p text:style-name="P4"/>
      <text:p text:style-name="P4"><text:span text:style-name="T4">Виды и способы переработки:</text:span> потрошение и охлаждение рыбы для последующей переработки на берегу.</text:p>
      <text:p text:style-name="P4"/>
      <text:p text:style-name="P1"/>
      <text:p text:style-name="P1"/>
      <text:p text:style-name="P1"/>
      <text:p text:style-name="P1"/>
      <text:p text:style-name="P1"/>
      <text:p text:style-name="P7"><text:bookmark-start text:name="__DdeLink__98_2364180599"/><text:soft-page-break/><text:span text:style-name="T1">LENGTH</text:span><text:span text:style-name="T2"> <text:s/>48</text:span><text:span text:style-name="T1">.10m</text:span> </text:p>
      <text:p text:style-name="P7"><text:span text:style-name="T1">WIDTH </text:span> 14<text:span text:style-name="T1">.00m</text:span> </text:p>
      <text:p text:style-name="P7"><text:span text:style-name="T1">DRAFT </text:span><text:span text:style-name="T2"> 5</text:span><text:span text:style-name="T3">.75 </text:span><text:span text:style-name="T1">m</text:span> </text:p>
      <text:p text:style-name="P1"><text:span text:style-name="T1">VESSEL SPEED</text:span> <text:s/>13 <text:span text:style-name="T1">kn</text:span></text:p>
      <text:p text:style-name="P5">NUMBER of CREW 16 ppl <text:bookmark-end text:name="__DdeLink__98_2364180599"/><text:bookmark-end text:name="__DdeLink__141_3638426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INPro-CondensedMedium" svg:font-family="DINPro-CondensedMedium, serif"/>
    <style:font-face style:name="DejaVu Sans" svg:font-family="'DejaVu Sans'" style:font-family-generic="system" style:font-pitch="variable"/>
    <style:font-face style:name="GoogleSans-Regular" svg:font-family="GoogleSans-Regular, serif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Contents" style:display-name="List Contents" style:family="paragraph" style:parent-style-name="Standard" style:class="html">
      <style:paragraph-properties fo:margin-left="0.3937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1:11:04.370702471</meta:creation-date>
    <dc:date>2024-08-20T17:02:00.107718941</dc:date>
    <meta:editing-duration>PT23M54S</meta:editing-duration>
    <meta:editing-cycles>4</meta:editing-cycles>
    <meta:generator>Collabora_Office/24.04.4.2$Linux_X86_64 LibreOffice_project/3709158c476d3931713e1be652f02aae1db91dd3</meta:generator>
    <meta:document-statistic meta:table-count="0" meta:image-count="0" meta:object-count="0" meta:page-count="2" meta:paragraph-count="16" meta:word-count="238" meta:character-count="1566" meta:non-whitespace-character-count="1341"/>
  </office:meta>
</office:document-meta>
</file>